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DocumentParser.startGroup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etDTDContentModelSource( XMLDTDContentModel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ignored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AbstractXMLDocument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DocumentParser.startContentModel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internalEntityDecl( String name , XMLString text , XMLString nonNormalized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DocumentPars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occurrence( short occurrenc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Attlist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Parameter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Attlis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Parameter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Conditional( short typ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DTD( XMLLocator locato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ContentModel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Group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getDTDConten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separator( short separato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DTD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DocumentParser.elementDecl( String name , String contentModel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ndConditional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mpty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notationDecl( String name , XMLResourceIdentifier identifie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ExternalSubset(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DocumentParser.endExternalSubse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any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lement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p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unparsedEntityDecl( String name , XMLResourceIdentifier identifier , String notation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DocumentParser.externalEntityDecl( String name , XMLResourceIdentifier identifier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